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dash" draw:stroke-dash="Long_20_Dash_20__28_Rounded_29_" svg:stroke-width="0.2cm" svg:stroke-color="#f44336" draw:marker-start-width="0.5cm" draw:marker-end-width="0.5cm" svg:stroke-linecap="round" draw:fill-color="#f44336" draw:textarea-horizontal-align="center" draw:textarea-vertical-align="middle" fo:padding-top="-0.25cm" fo:padding-bottom="-0.25cm" fo:padding-left="-0.25cm" fo:padding-right="-0.25cm" draw:shadow="hidde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4433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39.561cm" svg:height="18.646cm" svg:x="1.376cm" svg:y="0.133cm">
            <draw:object draw:notify-on-update-of-ranges="stats.A1:stats.A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Horizontal line 1" draw:style-name="gr2" draw:text-style-name="P2" svg:x1="2.857cm" svg:y1="14.37cm" svg:x2="37.958cm" svg:y2="14.37cm">
            <text:p/>
          </draw:line>
          <draw:line draw:z-index="2" draw:name="Horizontal line 2" draw:style-name="gr2" draw:text-style-name="P2" svg:x1="2.747cm" svg:y1="10.917cm" svg:x2="37.848cm" svg:y2="10.917cm">
            <text:p/>
          </draw:line>
          <draw:line draw:z-index="3" draw:name="Horizontal line 3" draw:style-name="gr2" draw:text-style-name="P2" svg:x1="2.913cm" svg:y1="5.87cm" svg:x2="38.014cm" svg:y2="5.87cm">
            <text:p/>
          </draw:line>
        </table:shapes>
        <table:table-column table:style-name="co1" table:default-cell-style-name="Default"/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Unifont" style:font-size-asian="10pt" style:language-asian="zh" style:country-asian="CN" style:font-name-complex="Uni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6T13:08:35.367219686</dc:date>
    <meta:editing-duration>PT6M48S</meta:editing-duration>
    <meta:editing-cycles>1</meta:editing-cycles>
    <meta:document-statistic meta:table-count="1" meta:cell-count="80" meta:object-count="4"/>
    <meta:generator>LibreOffice/7.3.4.2$Linux_X86_64 LibreOffice_project/30$Build-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8000a00eb009c0093006d004500630096000300f3006c001900a500f100ff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NFAg8T1ym43GPU73wQ0Tm9DH0uxEMRydoq4MJi+D7OXUF/83egw0ezKEMsc3dA5f
Wq4/WpJ1re+noS/r9/BQtQ==</DigestValue>
      </Reference>
      <Reference URI="Object%201/meta.xml">
        <Transforms>
          <Transform Algorithm="http://www.w3.org/TR/2001/REC-xml-c14n-20010315"/>
        </Transforms>
        <DigestMethod Algorithm="http://www.w3.org/2001/04/xmlenc#sha512"/>
        <DigestValue>EaDmoCwj41Cdskv9lNFLWV+2t998/jutv3FU4qkiEZyb2jVhO7kZdMiuLuKBCMY+
vgbhiY6KknSjwYQkiJ5kvA==</DigestValue>
      </Reference>
      <Reference URI="Object%201/styles.xml">
        <Transforms>
          <Transform Algorithm="http://www.w3.org/TR/2001/REC-xml-c14n-20010315"/>
        </Transforms>
        <DigestMethod Algorithm="http://www.w3.org/2001/04/xmlenc#sha512"/>
        <DigestValue>tYMFKDbyGKU276YT065784n1M7MJ0UrFxBBSrF4P1xozX42QfATmPlf9xtbA3SFf
YxV8OhBZhQJhy3/glKJb+g==</DigestValue>
      </Reference>
      <Reference URI="Object%201/content.xml">
        <Transforms>
          <Transform Algorithm="http://www.w3.org/TR/2001/REC-xml-c14n-20010315"/>
        </Transforms>
        <DigestMethod Algorithm="http://www.w3.org/2001/04/xmlenc#sha512"/>
        <DigestValue>NfapEI5oWoLED5EM1F/fW9/YsRpumsVa6JfwCjczxwQOZELT4wHb3pJToVS4+8FP
c1+XpCUFd1KdO+tjtOdIa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XfH1/AlYDAaZd9gNVroy9eqJV6WPShGaG52ZVKJ/gOgPrIF3x1qhQCjs/T3OOOgf
5Az07hyC7kxicaEa3m1n4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APyjtz2En9hRu7zipYM8pMnMbdbgEKFhzU17nyMoOywP1goIdag8Q9toWk2UZsUQ
dp6D9TwTFx4y0u7RxnTXaQ==</DigestValue>
      </Reference>
      <Reference URI="mimetype">
        <DigestMethod Algorithm="http://www.w3.org/2001/04/xmlenc#sha512"/>
        <DigestValue>hhyN1uwwUWzhO2pRt1XgBHr+I25gYT7yvGWp6k4QW/oYyACi/SsV7ONaJ/3w+buX
armPkgHHUo25yl0bn87NGg==</DigestValue>
      </Reference>
      <Reference URI="Thumbnails/thumbnail.png">
        <DigestMethod Algorithm="http://www.w3.org/2001/04/xmlenc#sha512"/>
        <DigestValue>0AL4BGFcRClSPjAnEaXFRnKvNJiRDrpc6OXPXSA0853hYaYLWy287MMMMZ8YTxh5
SlPoZSiziCOgS2h+SSo8pg==</DigestValue>
      </Reference>
      <Reference URI="ObjectReplacements/Object%201">
        <DigestMethod Algorithm="http://www.w3.org/2001/04/xmlenc#sha512"/>
        <DigestValue>Uz1C9QbdwJEdW3hyBRpyQp2uagDc8LBtw/5FCJf3gSiKxaJ5pEVvNpuKW/zubGsn
60V+1vCn99Yc91mVVf87T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h/RM6pbYkZaaBF/i9pUmhkStZwW1+fXzGn5B3yJaaHkYzCNnwSKel3ePuZmZxmri
sFONgESmDlnJucCt3tTjS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0t1sVl0MECAzvzVRecnkAvEXyTQDtkUUrqR04QczgjuMEVR9kG4IWrvd740oqGmC
bw3muk0J7LO0bpIo8rkzvQ==</DigestValue>
      </Reference>
      <Reference URI="#ID_00a60031007d00880061001d0047006500a000cc00c1001a0038007200030029">
        <DigestMethod Algorithm="http://www.w3.org/2001/04/xmlenc#sha512"/>
        <DigestValue>if/c6uG/ZIlY+gCqjUVZqv2HPhUenOWXrL/a3oHsXYNvZW0ELfHFX/PhyqW3hcXw
Rc5k2h/N8ZKcK3MAXVoOeA==</DigestValue>
      </Reference>
      <Reference URI="#idSignedProperties_ID_0028000a00eb009c0093006d004500630096000300f3006c001900a500f100ff" Type="http://uri.etsi.org/01903#SignedProperties">
        <DigestMethod Algorithm="http://www.w3.org/2001/04/xmlenc#sha512"/>
        <DigestValue>Tv6ZKTqXQlEVUmjLe2M5eosPSgHutxEfSSo4nvIEXYiYR3zzDhcvj5+W5kmNvMRg
FL7lCFJ3/H/eQ2lgnw5hGA==</DigestValue>
      </Reference>
    </SignedInfo>
    <SignatureValue>iQIzBAABCAAdFiEEq3ekDA3UYkiD1jWq1+cJqkZaVfkFAmMI8BgACgkQ1+cJqkZaVfkErg//bfJi/zb
Fg3PsgMORl5Az9QHyRmR0c7mmMta/Ei1yR4lFQj5APn3qYHYrx8UZUpAfzoxlI8aCggSmRtE0RzaOpl
lbllsspRQ/h2tbR1UKAnen+ehnx7mDwnjvap66I7zTf/tT7lx93U4v6rMQM0RnGzmMWvQopR5vncmPY
X5au2cXB+aeu3mPuqPjE1UDiGMPHnb2SSmdmGMgruBZvdFIJviSUVJUZNviTx/tDd/sWd870lljiTQ3
k88QfSXedr/78Kr7dKK1znNMz377H8Zr+p6KFxwEl1XigHbE/UKaBKdZQeKlHCNEV6jjAKKDWl1vH4x
ZxbbQtv+wPGO9Sv2nNOXgpc+jW5o702FUx9Z8av11PI+UId3QbRmkNeNwi6M9O6F8Cwz4/1A3g2lS8Y
mQnJaT7eWZPeu+5UZfHKI1LzA7lCftOC65fPPeQN1BmcsoBIK5gNvzJUNnRhB0x5Q3ZiD2ScUKhOaV3
dCix5Nm7FVEgp8JdKjakM0Hw9Z9AqxmZwFAL5xhh4cB7O8/ryB+fXcQTQk8rJNTT9jQLTdpFlFHvLbv
VDDWUwtfFpnFVNIF0w5+d56aULsAyeJ8Ytr8qvJ10yno/nvb8HcbZjEjfUR7grbr6UZBgb+DzGAg7EY
E9lZy9Uss+/FRjvmMnlwh4Ec9v8SycghEf5jXxA9TqsI=</SignatureValue>
    <KeyInfo>
      <PGPData xmlns:loext="urn:org:documentfoundation:names:experimental:office:xmlns:loext:1.0">
        <PGPKeyID>MjVCNUI1Qzk0Q0RBQ0NGRkEzQkIzN0ZBNkExN0ZGMjg4Qjk1RUIwMQA=</PGPKeyID>
        <PGPKeyPacket>mQINBGI1drkBEADBYhxq0OCuUD3mXmW+iaSk8/6xXs1N0Fwu2fFBBdMcNZt/zrToM7IdbZXeuauM5Td6hWLQz2LMiad2jjqTRVmnjFybikameOJDPPHn0RN6F+n5Tqpc4+GFHfgVVNL41yfctyJ5nGrjX96OcfOOdfDr43YZ41JCLIW4vFPm5Z5PXSC/AtkD+KhBDx8g6IWMNwjRlm1Z8L/1gNRAQVBnblsE2KghcpxrhaUKHFFMPkEM6WNoyNsY0FkfdwvZbLEKq+W3ZVw5d93g0LD1qX6dAVvCLUKLfP3HfprV8zWcIV2RlhcPMJhRFKPvGKuqb2A198GJyZVFaQeJ6yOZGL1+jr04XS/u+LJAJ3mGaZHZZjgpnVaBhmgYM4qfZh9Q2mBJFelD5LywfsZh16QHZZKsYINjVaD/PkZ1kNCU0wMCik2pvOSSMz6RvkH/Pb90JBvb2ijVvI6KDGo8R+3PV1sbfoDRBDknprxmV3jpHw2rUxUUo995Pk5mOJz2oHTwJav7r9zeIyF+xewozG76VmFWrhAp9hSJQB3tPYyzyyrmbapNRQ2vP3VjeEoGBUxWtG7ShtlQldQJ1wUnkdDgQclSAVx1ICmHEPceyXtFOEiAah8fexkGHW7c9gmpKkO6PmrW6SVeM12NRwS5Upf1QyKu8CyZTpS46N/lePVUbfRtpjo8jwARAQABtDRFZ29yIEd1c2x5YW5jZXYgPGVsZWN0cm9tYWduZXRpY2N5Y2xvbmVAZGlzcm9vdC5vcmc+iQJOBBMBCAA4FiEEJbW1yUzazP+juzf6ahf/KIuV6wEFAmI1drkCGwMFCwkIBwIGFQoJCAsCBBYCAwECHgECF4AACgkQahf/KIuV6wEsNxAAjXDKoahVdt5oIr7LwBEck7f7mP9h2RBydzSbFvLRLr8npLSJzgJIYRAzoWx94pQJjD3PHkggFL2HXhfe1hnGLGDLXhsDNLgZxU/bgoA932ehw2ZjzgZ5zA71Qqx5FgOzfX9IFUjqFlvMTtVC4V6Ba2tq5e0udiNR86KxKXZKQh3+eUUClVjnpQclx8gNQxmVKQTj+u2kIn/qOxRL5tnZ8BYbI0NQRahKgSgMMQhZ7BCxQn/ccegCocW7SFLeswc7pJSWLNZr4VN7A191KvCQL3/2b7Ufz/vPFbq2khyGm3hRsPs4RfnLJGoGHyWmSRQuf+3Hr5o0AfqirPis0HHqI4Ae2GnRXbf/FOrdC9bQKNNUBSh6KIMF9YfR6iYHmFmpP3+kApHRw0kirqfppIN3ob1Y413bkkVsdrq366fkS4UVqHGOO3RuiU7y2B8V4gv0KU67j+wR2qoXb65YxIYVBiujYmwcFE49+W72NsiLWQz71wHUgwZX8voTnNt4GURa4mhDLUwbNuVM/QHp4VSgtj784pTlDt3+qXlYtJAX9Nulfhc6/vskqQtMXNIgdoVzdMCvMafUYgcl5BPh7gPBrQjndhb5h0+A8RL6GOuucWkhwD1U9uQL7dTxqmwwJjd6wpolr4NN73VhNEYZh8tv6Uu3dbgi1azFoYQaoCDc8sa5Ag0EYjV2uQEQAKvdKfuu5qxjwbh3MsXdWVkbymiGrmADzjm2xhN2LIkm7SshWNdYynN2mu59J/RPd+xYrXXhJ49KGVy8oEsFuTMZJoDaSkxhDw2DSow7bfSAfx7uLiWrNJ179l8+/l68sp10Exb6O3ZsNtGxxZo3tXS6m0YHIg1Ww61CRhcGOkOkSaDEIiGEKMeUxII9h8W3S0rhJnJch3WCXv2WFcC7EHetRmMiku7B1MXNZnlZZ+jYHb/v88Q6eiH6Yh+b99H39/SeW1AyKbgWTtw5Zzu+9Htb2mrTJHLZgq8GamrLz++eKF7pGUtK5RF4VoTmJ5JJ9Xxd6dx3SKQv4d7cQo2KPJOFlrfbr7C/4pttJfKkPELOcjPG7+Rthp/SLqTYBwcwqdZ8qLC6atOKkvTGcd3o7kDuplmJ7bYwFMIq2AgKPiCdjCd3uc2Z6vwqyh+De1w6N3l77Y1gujrJHt52GbIKA8KYSEOUrZXpK7e5yS7V3saXFgkP81ZqKhO20OhbwNZ3JYyQ33DwbWKjfplPXusvNq6rN7o+IXyLkUnUypHJ10RkXhoGBUs0pcWJg9XvRi718yl52xYeS8fcjyNsz0+Y0fPMrHxk036pBPNQkInm8AB0Dj0KWF/heZa9x18Yx2Q2cf5HJEkJjXXCglu9CP7yC6ABBAh8XIZvKdBTljLVR3jnABEBAAGJAjYEGAEIACAWIQQltbXJTNrM/6O7N/pqF/8oi5XrAQUCYjV2uQIbDAAKCRBqF/8oi5XrAWsuD/43zpYggwubS5JlLwthaFcaLp8op/Fz4bC/EabYAZMS5HF+5DbeZ0l1FQhLPuf9oBjRU1sj2KEFysChFHTDBgjcxksnGwMCNbnWeBah2mhps4S0A1fxP1QoOawKP5quLjJj6varVQLa3+nh5UCPCRDIkeeoNoJW4PV1WcsHh4nhf7kaSmDBbf5sSkhmPatkwsgidV4TkmHHzB0995hmxi7q0Ze+AJ82Hlk2iibhbJOAPkpp+5D0Wd+5lXmtVvQ1+WqIIsYApNQ8EClyaMW+cs9bNEDp58IeB3sBcnZKJvhkAjbqdzX4PR0OtKY8XLxNSiAFYgypOUNDWU9YKvHO4ssMWiKNsIfp3X6B5cJ5DoD9JLoavIBwURCVSrv/yfAviWlbSRat8SS6Hx0mbY3o6vys2gKJtHqF2PYTIfCbIlyAUFSDVdOutfkol9QVjp22E+JwB2OdXObGEuxx3v1ErAFfwAD6OZKukxZe9MR8DHJw91eL2p1OZPYm6zze0f+ixeuW7SBa8buaJ12PLbpoYacv2gf54FO3MlkMHLLkApetLcADAENeWj/M/cy9gpigIQhNMwASulbg2SeaKPotrrPyt+o8aQFU4RD9jXWFp1ELAQfBskXmGK6YhPd0bHjHHs/9xwE/qalUIBLm1XsudXbqiVKG/T5y1E1Il0K31zdW/bkCDQRiNX1SARAA+BcPCZRgW4a2caC5b55yGFh7WHXTAkJi4dREkiGTuLasK36/9waWP+ufxVkJ74epsaxcPdXmAlJiPGw5RVmZLy+UlzHmP+7ZW/Sg5V4ZWsL2fgg/4q4VCWrc4bwNWss7WuI+l1kTMA//cZvMCwv/2ugY34M6h3SFYkmKBVEQSeNEAnnjNu4pXTv7sGbsLkXElm3KQSrPGRkqfd2hCnjH6wkXd3kzKG3nRh1mEtdSR7BUl/oCi5Drx66U00XbSCXVrM1y+T0SF2dVb8OSCYLePa8yVXxCdcoXfARw6xSEXoRrVYuafjOCcE2u0n7aRwuYZ8tRoUeVxjKq4MctYfW8y6D/hkKqD9Kok/FdoiN2jQ0QSz11BtuU+UiJGb3MIcs1m3PhXUqL+lrBuT6mXINGw5bqMr7P+dMxgTEgQIGw/4StRkKcsMeSNi4wgDLHEM9J1H1ebURhkDbHOTRJiJd2a8tsWLq4iarBYg2vFaCTXGDj0q6tfdv/1VL+vSfTHnmgyr9jSETiLMYxKJfUx3DMhkx61I5OPdrmOVjeuDuWyMmDlyei/sr6tZaMIGaqzkJK1eqXob8y65z4zOhu7lrFbiVCpHMocXgnGbQzDjLPaUlq7UTIDF4OjyG0TJpm2wl+WRHPsH11WRsL/tgG3CbAXv5stzpbIcqtgSTB3jhzRXcAEQEAAYkEbAQYAQgAIBYhBCW1tclM2sz/o7s3+moX/yiLlesBBQJiNX1SAhsiAkAJEGoX/yiLlesBwXQgBBkBCAAdFiEEq3ekDA3UYkiD1jWq1+cJqkZaVfkFAmI1fVIACgkQ1+cJqkZaVfnFKxAAlPMCM4foqmyg5/XGUJQsaSLTRMSmJCgmrwCYi1GQwD9TBRoJubhDkgPW7eX4ufUlkfD3cPMH7cV8rPRjVu90GYPEgsD9j7PvIfQ06BQXhhxWIzWKrUmMYXMvy1Epwdmob66fJ5URqF9rlFOZ3s6siXx7jE5fU7xiN/KDEq+vUr+KLfw0oI5sYaQdixAAFeCPEb4sjICycJ3K2IkMTcnbVzgoSWZZLNxARywOxjkroh1sI+w65z/GlvIL29IvQunRVPcRVc2DOoTKEDU9YUImqsfU5hJnZXQL2p2weCStAxvXvLAoI821Gn59jxCkM5Tx4txTGPBtohSVIUyhJHX4pHCrlektgDH6CsQZ69QLTyFfuvFiyiOytH165lDBjmnvpNl080+oypP3eXCElqGPtcZG3zsVzbVUPUDMN6whlRyJjOJ0jEAWlhL4geSQDHRxPsUyOL50NS9BnSoV481zMHQ4BKac7wGanGkVr7kyW0PaVZhp/aO7Pa6lE6bNy5NJinqeYLYnfHc1T0ux/ZvoEr9IKamXFv5Rb/6wzILW18zgMmY4UtC3nQ0O0+kfY7IJf0FtbeR3KpoXqycwbMG8o4IsL3x2uSun4171z2ilKuyU+xS8BGS5gvHo+ZwDSCKqHh5Stp13zpjETjlUkJEW0USagz6DIGQckPilPIGOzU7ilhAAm6HAsjSJOkpYMmn6vs53gNBBnSggtAfPlK2L4FCxkQA91aK5Xx8N3NAcpAr1vZ1bEhuK6TYbeVVY8jdTecIY5T+FTIzqPtOpDbcKgd7dWkyavzB4n70bCEvaSctn7y5sDXQRQEYuTSLJFKB92Og72OvHmkzjhKdyiaBkVMf9V+gJ6OmX9Uu2Me1hmThmABiSBep/lLXiO8eOKBrHwGJphcnFBvAhrQ9nkV4ojW9n56xa7GLMzW0eZi7q6OpErVuMl1YlgFOqNH7/gGVDmf674TRCxHCJpbEhTbnsLLV/KeQP+mslDYcLyO5yT9w2EJYl1tdY8JhEiUQSPngtFMLSeHffN2hnUBLCqgTZkUyyn0bczt50xmkdGawc9t3VcO8xag81/RUNdXzI9hXmsHHMYvv0TM47ZrVXOXXS8MylWOHuvmmXpjQeSRyhCU6SX6O/SB3jpaHQIW+rXRMh+lsNEYCJ6Wh8xq5Bfkl7qkJej4/UkMPZQdvrIb9HqRC9mdGiHuhACJu/Dp8JYIxlDaRJmkJTkAFD/peu3dGqOgEFlva2xW8wvx1f5/O4x0xCJRq7wkJnfYBPxskLOvDrazMuR/knagG6criJRd59drLPspwd9cUqOnkfTFdVtx99nxgJl80K+agRFFbn+A0JD6tlj+EiMC8aaNiHtufSjMB2hjw=</PGPKeyPacket>
        <loext:PGPOwner>Egor Guslyancev &lt;electromagneticcyclone@disroot.org&gt;</loext:PGPOwner>
      </PGPData>
    </KeyInfo>
    <Object>
      <SignatureProperties>
        <SignatureProperty Id="ID_00a60031007d00880061001d0047006500a000cc00c1001a0038007200030029" Target="#ID_0028000a00eb009c0093006d004500630096000300f3006c001900a500f100ff">
          <dc:date xmlns:dc="http://purl.org/dc/elements/1.1/">2022-08-26T13:08:56.606970163</dc:date>
        </SignatureProperty>
      </SignatureProperties>
    </Object>
    <Object xmlns:xd="http://uri.etsi.org/01903/v1.3.2#">
      <xd:QualifyingProperties Target="#ID_0028000a00eb009c0093006d004500630096000300f3006c001900a500f100ff">
        <xd:SignedProperties Id="idSignedProperties_ID_0028000a00eb009c0093006d004500630096000300f3006c001900a500f100ff">
          <xd:SignedSignatureProperties>
            <xd:SigningTime>2022-08-26T13:08:56.606970163</xd:SigningTime>
            <xd:SigningCertificate>
              <xd:Cert>
                <xd:CertDigest>
                  <DigestMethod Algorithm="http://www.w3.org/2001/04/xmlenc#sha256"/>
                  <DigestValue>MjVCNUI1Qzk0Q0RBQ0NGRkEzQkIzN0ZBNkExN0ZGMjg4Qjk1RUIwM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28000a00eb009c0093006d004500630096000300f3006c001900a500f100ff">
          <xd:UnsignedSignatureProperties>
            <xd:CertificateValues/>
          </xd:UnsignedSignatureProperties>
        </xd:UnsignedProperties>
      </xd:QualifyingProperties>
    </Object>
  </Signature>
</document-signatur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62cm" svg:height="18.647cm" xlink:href=".." xlink:type="simple" chart:class="chart:bar" chart:style-name="ch1">
        <chart:legend chart:legend-position="end" svg:x="37.299cm" svg:y="9.024cm" style:legend-expansion="high" chart:style-name="ch2"/>
        <chart:plot-area chart:style-name="ch3" table:cell-range-address="stats.A1:stats.A80" svg:x="0.791cm" svg:y="0.372cm" svg:width="35.717cm" svg:height="17.903cm">
          <chart:coordinate-region svg:x="1.783cm" svg:y="0.571cm" svg:width="34.725cm" svg:height="17.0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s.A1:stats.A80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">
                <text:p>129</text:p>
                <draw:g>
                  <svg:desc>stats.A1:stats.A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">
                <text:p>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